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790d"/>
    </style:style>
    <style:style style:name="P2" style:family="paragraph" style:parent-style-name="Text_20_body">
      <style:text-properties officeooo:paragraph-rsid="001b3ccd"/>
    </style:style>
    <style:style style:name="P3" style:family="paragraph" style:parent-style-name="Text_20_body">
      <style:text-properties fo:font-size="6pt" officeooo:paragraph-rsid="001c4302" style:font-size-asian="5.25pt" style:font-size-complex="6pt"/>
    </style:style>
    <style:style style:name="P4" style:family="paragraph" style:parent-style-name="Text_20_body">
      <style:text-properties officeooo:paragraph-rsid="001c4302"/>
    </style:style>
    <style:style style:name="P5" style:family="paragraph" style:parent-style-name="Text_20_body">
      <style:text-properties officeooo:paragraph-rsid="001d4edc"/>
    </style:style>
    <style:style style:name="P6" style:family="paragraph" style:parent-style-name="Text_20_body">
      <style:text-properties officeooo:paragraph-rsid="0021edb9"/>
    </style:style>
    <style:style style:name="P7" style:family="paragraph" style:parent-style-name="Text_20_body">
      <style:text-properties officeooo:paragraph-rsid="0023bd23"/>
    </style:style>
    <style:style style:name="P8" style:family="paragraph" style:parent-style-name="Text_20_body">
      <style:text-properties fo:font-size="6pt" officeooo:rsid="0015790d" officeooo:paragraph-rsid="0015790d" style:font-size-asian="5.25pt" style:font-size-complex="6pt"/>
    </style:style>
    <style:style style:name="P9" style:family="paragraph" style:parent-style-name="Text_20_body">
      <style:text-properties fo:font-size="6pt" officeooo:rsid="001754e2" officeooo:paragraph-rsid="001754e2" style:font-size-asian="5.25pt" style:font-size-complex="6pt"/>
    </style:style>
    <style:style style:name="P10" style:family="paragraph" style:parent-style-name="Text_20_body">
      <style:text-properties fo:font-size="6pt" officeooo:rsid="001754e2" officeooo:paragraph-rsid="0021edb9" style:font-size-asian="5.25pt" style:font-size-complex="6pt"/>
    </style:style>
    <style:style style:name="P11" style:family="paragraph" style:parent-style-name="Text_20_body">
      <style:text-properties officeooo:paragraph-rsid="0023dacd"/>
    </style:style>
    <style:style style:name="P12" style:family="paragraph" style:parent-style-name="Heading_20_2">
      <style:text-properties officeooo:paragraph-rsid="001b3ccd"/>
    </style:style>
    <style:style style:name="P13" style:family="paragraph" style:parent-style-name="Heading_20_2">
      <style:text-properties officeooo:rsid="0021edb9"/>
    </style:style>
    <style:style style:name="P14" style:family="paragraph" style:parent-style-name="Heading_20_2">
      <style:paragraph-properties fo:break-before="page"/>
      <style:text-properties officeooo:paragraph-rsid="0021edb9"/>
    </style:style>
    <style:style style:name="P15" style:family="paragraph" style:parent-style-name="Heading_20_1">
      <style:paragraph-properties fo:margin-top="0cm" fo:margin-bottom="0.21cm"/>
      <style:text-properties officeooo:rsid="001952c6" officeooo:paragraph-rsid="001952c6"/>
    </style:style>
    <style:style style:name="P16" style:family="paragraph">
      <style:paragraph-properties fo:text-align="center"/>
    </style:style>
    <style:style style:name="P17" style:family="paragraph">
      <style:text-properties style:font-name="DejaVu Sans"/>
    </style:style>
    <style:style style:name="T1" style:family="text">
      <style:text-properties officeooo:rsid="0015790d"/>
    </style:style>
    <style:style style:name="T2" style:family="text">
      <style:text-properties style:font-name="DejaVu Sans" fo:font-size="12pt" fo:font-style="normal" fo:font-weight="normal" officeooo:rsid="0015790d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style:font-name="DejaVu Sans" fo:font-size="12pt" fo:font-style="normal" fo:font-weight="normal" officeooo:rsid="001754e2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style:font-name="DejaVu Sans" fo:font-size="12pt" fo:font-style="normal" fo:font-weight="normal" officeooo:rsid="001952c6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style:font-name="DejaVu Sans" fo:font-size="12pt" fo:font-style="normal" fo:font-weight="normal" officeooo:rsid="001c4302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style:font-name="DejaVu Sans" officeooo:rsid="0023bd23"/>
    </style:style>
    <style:style style:name="T7" style:family="text">
      <style:text-properties officeooo:rsid="001754e2"/>
    </style:style>
    <style:style style:name="T8" style:family="text">
      <style:text-properties officeooo:rsid="001952c6"/>
    </style:style>
    <style:style style:name="T9" style:family="text">
      <style:text-properties officeooo:rsid="001b3ccd"/>
    </style:style>
    <style:style style:name="T10" style:family="text">
      <style:text-properties fo:font-style="italic" officeooo:rsid="001b3ccd" style:font-style-asian="italic" style:font-style-complex="italic"/>
    </style:style>
    <style:style style:name="T11" style:family="text">
      <style:text-properties officeooo:rsid="001c4302"/>
    </style:style>
    <style:style style:name="T12" style:family="text">
      <style:text-properties officeooo:rsid="0021edb9"/>
    </style:style>
    <style:style style:name="T13" style:family="text">
      <style:text-properties officeooo:rsid="0023dacd"/>
    </style:style>
    <style:style style:name="T14" style:family="text">
      <style:text-properties style:font-name="Liberation Serif1" officeooo:rsid="0023dacd"/>
    </style:style>
    <style:style style:name="T15" style:family="text">
      <style:text-properties style:font-name="Liberation Serif" officeooo:rsid="0023dacd"/>
    </style:style>
    <style:style style:name="T16" style:family="text">
      <style:text-properties style:font-name="DejaVu Sans"/>
    </style:style>
    <style:style style:name="T17" style:family="text">
      <style:text-properties style:font-name="DejaVu Sans" fo:font-size="12pt" style:font-name-complex="DejaVu Sans"/>
    </style:style>
    <style:style style:name="T18" style:family="text">
      <style:text-properties style:font-name="DejaVu Sans" fo:font-weight="bold" style:font-weight-asian="bold" style:font-weight-complex="bol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0c0c0" draw:textarea-horizontal-align="center" draw:textarea-vertical-align="middle" style:run-through="foreground"/>
    </style:style>
    <style:style style:name="gr3" style:family="graphic">
      <style:graphic-properties draw:fill="solid" draw:fill-color="#ffffff" draw:textarea-horizontal-align="center" draw:textarea-vertical-align="middle" style:run-through="foreground"/>
    </style:style>
    <style:style style:name="gr4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/>
    </style:style>
    <style:style style:name="gr5" style:family="graphic">
      <style:graphic-properties draw:stroke="none" svg:stroke-color="#000000" draw:fill="none" draw:fill-color="#ffffff" fo:min-height="0.529cm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marker-end="Arrowheads_20_1" draw:fill="none" draw:textarea-horizontal-align="center" draw:textarea-vertical-align="middle" style:run-through="foreground"/>
    </style:style>
    <style:style style:name="gr8" style:family="graphic">
      <style:graphic-properties svg:stroke-color="#00ff00" draw:fill="none" draw:textarea-horizontal-align="center" draw:textarea-vertical-align="middle" style:run-through="foreground"/>
    </style:style>
    <style:style style:name="gr9" style:family="graphic">
      <style:graphic-properties svg:stroke-color="#ff0000" draw:marker-end="Arrowheads_20_1" draw:fill="none" draw:textarea-horizontal-align="center" draw:textarea-vertical-align="middle" style:run-through="foreground"/>
    </style:style>
    <style:style style:name="gr10" style:family="graphic">
      <style:graphic-properties svg:stroke-width="0.199cm" draw:marker-end="Arrowheads_20_1" svg:stroke-opacity="65%" draw:textarea-horizontal-align="center" draw:textarea-vertical-align="middle" fo:padding-top="0.099cm" fo:padding-bottom="0.099cm" fo:padding-left="0.099cm" fo:padding-right="0.099cm" style:run-through="foreground"/>
    </style:style>
    <style:style style:name="gr11" style:family="graphic">
      <style:graphic-properties svg:stroke-color="#00ff00" draw:fill="none" draw:textarea-horizontal-align="center" draw:textarea-vertical-align="middle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12" style:family="graphic">
      <style:graphic-properties svg:stroke-color="#ff0000" draw:marker-end="Arrowheads_20_1" draw:fill="none" draw:textarea-horizontal-align="center" draw:textarea-vertical-align="middle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13" style:family="graphic">
      <style:graphic-properties svg:stroke-width="0.199cm" draw:marker-end="Arrowheads_20_1" svg:stroke-opacity="65%" draw:textarea-horizontal-align="center" draw:textarea-vertical-align="middle" fo:padding-top="0.099cm" fo:padding-bottom="0.099cm" fo:padding-left="0.099cm" fo:padding-right="0.099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How to use Advanced Spam Filtering</text:h>
      <text:p text:style-name="P2"><text:span text:style-name="T9">The system is fairly smart and will put most spam messages into your</text:span><text:span text:style-name="T8"> </text:span><text:span text:style-name="T4">spam</text:span><text:span text:style-name="T8"> folder </text:span><text:span text:style-name="T9">automatically</text:span><text:span text:style-name="T8">. <text:s/></text:span><text:span text:style-name="T9">However, sometimes a message is not obviously spam to the system and it puts the message into your inbox. <text:s/>Similarly, if someone sends you a legitimate message that is recognised as spam by the system, it will be put into your</text:span><text:span text:style-name="T8"> </text:span><text:span text:style-name="T4">spam</text:span><text:span text:style-name="T8"> folder. <text:s/></text:span></text:p>
      <text:p text:style-name="P2"><text:span text:style-name="T9">Fortunately there is a way to help the system learn from its mistakes. <text:s/>This is called “training” and simply involves moving messages to folders that the system has created for you. <text:s/>Don't use your e-mail program's “junk” or “not junk” buttons. <text:s/></text:span><text:span text:style-name="T11">Also, don't</text:span><text:span text:style-name="T9"> delete incorrectly recognised messages </text:span><text:span text:style-name="T11">or </text:span><text:span text:style-name="T9">move </text:span><text:span text:style-name="T11">them </text:span><text:span text:style-name="T9">other than as follows (i.e. don't move a message from </text:span><text:span text:style-name="T4">spam</text:span> into your inbox<text:span text:style-name="T9">)</text:span>.</text:p>
      <text:h text:style-name="P12" text:outline-level="2"><text:span text:style-name="T9">Training the system </text:span><text:span text:style-name="T12">(</text:span><text:span text:style-name="T9">false-negative</text:span><text:span text:style-name="T12">s)</text:span></text:h>
      <text:p text:style-name="Text_20_body"><text:span text:style-name="T1">Let's say you see a spam message in your inbox. <text:s/></text:span><text:span text:style-name="T9">(This is called a “false-negative” because the system falsely decided that the message was </text:span><text:span text:style-name="T10">not</text:span><text:span text:style-name="T9"> spam.)</text:span></text:p>
      <text:p text:style-name="P8"><draw:g text:anchor-type="paragraph" draw:z-index="2" draw:style-name="gr1"><draw:rect draw:style-name="gr2" draw:text-style-name="P16" svg:width="16.636cm" svg:height="7.488cm" svg:x="0.199cm" svg:y="0.152cm"><text:p/></draw:rect><draw:rect draw:style-name="gr3" draw:text-style-name="P16" svg:width="11.246cm" svg:height="2.488cm" svg:x="5.358cm" svg:y="0.496cm"><text:p/></draw:rect><draw:rect draw:style-name="gr3" draw:text-style-name="P16" svg:width="11.246cm" svg:height="4.118cm" svg:x="5.358cm" svg:y="3.205cm"><text:p/></draw:rect><draw:frame draw:style-name="gr5" draw:text-style-name="P17" svg:width="4.43cm" svg:height="0.53cm" svg:x="5.537cm" svg:y="0.655cm"><draw:text-box><text:p><text:span text:style-name="T16">Subject</text:span></text:p></draw:text-box></draw:frame><draw:frame draw:style-name="gr5" draw:text-style-name="P17" svg:width="3.372cm" svg:height="0.53cm" svg:x="10.315cm" svg:y="0.655cm"><draw:text-box><text:p><text:span text:style-name="T16">From</text:span></text:p></draw:text-box></draw:frame><draw:frame draw:style-name="gr5" draw:text-style-name="P17" svg:width="1.89cm" svg:height="0.53cm" svg:x="14.109cm" svg:y="0.655cm"><draw:text-box><text:p><text:span text:style-name="T16">Date</text:span></text:p></draw:text-box></draw:frame><draw:frame draw:style-name="gr5" draw:text-style-name="P17" svg:width="4.43cm" svg:height="0.53cm" svg:x="5.537cm" svg:y="1.258cm"><draw:text-box><text:p><text:span text:style-name="T16">Project status</text:span></text:p></draw:text-box></draw:frame><draw:frame draw:style-name="gr5" draw:text-style-name="P17" svg:width="3.372cm" svg:height="0.53cm" svg:x="10.315cm" svg:y="1.258cm"><draw:text-box><text:p><text:span text:style-name="T16">Marilyn Smith</text:span></text:p></draw:text-box></draw:frame><draw:frame draw:style-name="gr5" draw:text-style-name="P17" svg:width="2.329cm" svg:height="0.53cm" svg:x="14.109cm" svg:y="1.258cm"><draw:text-box><text:p><text:span text:style-name="T16">yesterday</text:span></text:p></draw:text-box></draw:frame><draw:frame draw:style-name="gr5" draw:text-style-name="P17" svg:width="4.797cm" svg:height="0.53cm" svg:x="5.537cm" svg:y="1.814cm"><draw:text-box><text:p><text:span text:style-name="T16">Upsize your man m...</text:span></text:p></draw:text-box></draw:frame><draw:frame draw:style-name="gr5" draw:text-style-name="P17" svg:width="3.372cm" svg:height="0.53cm" svg:x="10.315cm" svg:y="1.814cm"><draw:text-box><text:p><text:span text:style-name="T16">Pfyzer</text:span></text:p></draw:text-box></draw:frame><draw:frame draw:style-name="gr5" draw:text-style-name="P17" svg:width="1.89cm" svg:height="0.53cm" svg:x="14.109cm" svg:y="1.814cm"><draw:text-box><text:p><text:span text:style-name="T16">today</text:span></text:p></draw:text-box></draw:frame><draw:frame draw:style-name="gr5" draw:text-style-name="P17" svg:width="4.43cm" svg:height="0.53cm" svg:x="5.537cm" svg:y="2.364cm"><draw:text-box><text:p><text:span text:style-name="T16">Accounts enquiry</text:span></text:p></draw:text-box></draw:frame><draw:frame draw:style-name="gr5" draw:text-style-name="P17" svg:width="3.372cm" svg:height="0.53cm" svg:x="10.315cm" svg:y="2.364cm"><draw:text-box><text:p><text:span text:style-name="T16">Joe Bloggs</text:span></text:p></draw:text-box></draw:frame><draw:frame draw:style-name="gr5" draw:text-style-name="P17" svg:width="1.89cm" svg:height="0.53cm" svg:x="14.109cm" svg:y="2.364cm"><draw:text-box><text:p><text:span text:style-name="T16">today</text:span></text:p></draw:text-box></draw:frame><draw:line draw:style-name="gr6" draw:text-style-name="P16" svg:x1="5.357cm" svg:y1="1.184cm" svg:x2="16.602cm" svg:y2="1.184cm"><text:p/></draw:line><draw:rect draw:style-name="gr3" draw:text-style-name="P16" svg:width="4.575cm" svg:height="6.827cm" svg:x="0.52cm" svg:y="0.496cm"><text:p/></draw:rect><draw:line draw:style-name="gr4" draw:text-style-name="P16" svg:x1="1.076cm" svg:y1="1.427cm" svg:x2="1.076cm" svg:y2="6.692cm"><text:p/></draw:line><draw:line draw:style-name="gr4" draw:text-style-name="P16" svg:x1="1.505cm" svg:y1="5.501cm" svg:x2="1.076cm" svg:y2="5.501cm"><text:p/></draw:line><draw:line draw:style-name="gr4" draw:text-style-name="P16" svg:x1="1.505cm" svg:y1="4.311cm" svg:x2="1.076cm" svg:y2="4.311cm"><text:p/></draw:line><draw:line draw:style-name="gr4" draw:text-style-name="P16" svg:x1="1.505cm" svg:y1="3.704cm" svg:x2="1.076cm" svg:y2="3.704cm"><text:p/></draw:line><draw:line draw:style-name="gr4" draw:text-style-name="P16" svg:x1="1.505cm" svg:y1="3.094cm" svg:x2="1.076cm" svg:y2="3.094cm"><text:p/></draw:line><draw:line draw:style-name="gr4" draw:text-style-name="P16" svg:x1="1.505cm" svg:y1="2.487cm" svg:x2="1.076cm" svg:y2="2.487cm"><text:p/></draw:line><draw:line draw:style-name="gr4" draw:text-style-name="P16" svg:x1="1.505cm" svg:y1="1.905cm" svg:x2="1.076cm" svg:y2="1.905cm"><text:p/></draw:line><draw:frame draw:style-name="gr5" draw:text-style-name="P17" svg:width="2.779cm" svg:height="0.53cm" svg:x="1.677cm" svg:y="2.189cm"><draw:text-box><text:p><text:span text:style-name="T16">Sent</text:span></text:p></draw:text-box></draw:frame><draw:frame draw:style-name="gr5" draw:text-style-name="P17" svg:width="2.779cm" svg:height="0.53cm" svg:x="1.677cm" svg:y="2.798cm"><draw:text-box><text:p><text:span text:style-name="T16">Drafts</text:span></text:p></draw:text-box></draw:frame><draw:frame draw:style-name="gr5" draw:text-style-name="P17" svg:width="2.779cm" svg:height="0.53cm" svg:x="1.677cm" svg:y="3.428cm"><draw:text-box><text:p><text:span text:style-name="T16">Trash</text:span></text:p></draw:text-box></draw:frame><draw:frame draw:style-name="gr5" draw:text-style-name="P17" svg:width="2.779cm" svg:height="0.53cm" svg:x="1.677cm" svg:y="4.036cm"><draw:text-box><text:p><text:span text:style-name="T16">admin</text:span></text:p></draw:text-box></draw:frame><draw:frame draw:style-name="gr5" draw:text-style-name="P17" svg:width="3.232cm" svg:height="0.53cm" svg:x="1.677cm" svg:y="4.655cm"><draw:text-box><text:p><text:span text:style-name="T16">learn-</text:span><text:span text:style-name="T17">notspam</text:span></text:p></draw:text-box></draw:frame><draw:line draw:style-name="gr4" draw:text-style-name="P16" svg:x1="1.505cm" svg:y1="4.893cm" svg:x2="1.076cm" svg:y2="4.893cm"><text:p/></draw:line><draw:frame draw:style-name="gr5" draw:text-style-name="P17" svg:width="2.779cm" svg:height="0.53cm" svg:x="1.677cm" svg:y="5.243cm"><draw:text-box><text:p><text:span text:style-name="T16">learn-spam</text:span></text:p></draw:text-box></draw:frame><draw:line draw:style-name="gr4" draw:text-style-name="P16" svg:x1="1.505cm" svg:y1="6.715cm" svg:x2="1.076cm" svg:y2="6.715cm"><text:p/></draw:line><draw:frame draw:style-name="gr5" draw:text-style-name="P17" svg:width="2.779cm" svg:height="0.53cm" svg:x="1.677cm" svg:y="5.825cm"><draw:text-box><text:p><text:span text:style-name="T16">projects</text:span></text:p></draw:text-box></draw:frame><draw:line draw:style-name="gr4" draw:text-style-name="P16" svg:x1="1.505cm" svg:y1="6.105cm" svg:x2="1.076cm" svg:y2="6.105cm"><text:p/></draw:line><draw:frame draw:style-name="gr5" draw:text-style-name="P17" svg:width="2.779cm" svg:height="0.53cm" svg:x="1.677cm" svg:y="6.454cm"><draw:text-box><text:p><text:span text:style-name="T16">spam</text:span></text:p></draw:text-box></draw:frame><draw:frame draw:style-name="gr5" draw:text-style-name="P17" svg:width="2.779cm" svg:height="0.53cm" svg:x="1.677cm" svg:y="1.613cm"><draw:text-box><text:p><text:span text:style-name="T16">Inbox (</text:span><text:span text:style-name="T18">975</text:span><text:span text:style-name="T16">)</text:span></text:p></draw:text-box></draw:frame><draw:frame draw:style-name="gr5" draw:text-style-name="P17" svg:width="4.077cm" svg:height="0.53cm" svg:x="0.809cm" svg:y="0.824cm"><draw:text-box><text:p><text:span text:style-name="T16">My e-mail account</text:span></text:p></draw:text-box></draw:frame><draw:rect draw:style-name="gr7" draw:text-style-name="P16" svg:width="2.878cm" svg:height="0.694cm" svg:x="1.605cm" svg:y="1.496cm"><text:p/></draw:rect></draw:g></text:p>
      <text:p text:style-name="P1"><text:span text:style-name="T8">Don't delete it! <text:s/>Instead, </text:span><text:span text:style-name="T1">drag it to the </text:span><text:span text:style-name="T2">learn-</text:span><text:span text:style-name="T3">sp</text:span><text:span text:style-name="T2">am</text:span><text:span text:style-name="T1"> folder:</text:span></text:p>
      <text:p text:style-name="P9"><draw:g text:anchor-type="paragraph" draw:z-index="1" draw:style-name="gr1"><draw:rect draw:style-name="gr2" draw:text-style-name="P16" svg:width="16.636cm" svg:height="7.488cm" svg:x="0.199cm" svg:y="0.152cm"><text:p/></draw:rect><draw:rect draw:style-name="gr3" draw:text-style-name="P16" svg:width="11.246cm" svg:height="2.488cm" svg:x="5.358cm" svg:y="0.496cm"><text:p/></draw:rect><draw:rect draw:style-name="gr3" draw:text-style-name="P16" svg:width="11.246cm" svg:height="4.118cm" svg:x="5.358cm" svg:y="3.205cm"><text:p/></draw:rect><draw:frame draw:style-name="gr5" draw:text-style-name="P17" svg:width="4.43cm" svg:height="0.53cm" svg:x="5.537cm" svg:y="0.655cm"><draw:text-box><text:p><text:span text:style-name="T16">Subject</text:span></text:p></draw:text-box></draw:frame><draw:frame draw:style-name="gr5" draw:text-style-name="P17" svg:width="3.372cm" svg:height="0.53cm" svg:x="10.315cm" svg:y="0.655cm"><draw:text-box><text:p><text:span text:style-name="T16">From</text:span></text:p></draw:text-box></draw:frame><draw:frame draw:style-name="gr5" draw:text-style-name="P17" svg:width="1.89cm" svg:height="0.53cm" svg:x="14.109cm" svg:y="0.655cm"><draw:text-box><text:p><text:span text:style-name="T16">Date</text:span></text:p></draw:text-box></draw:frame><draw:frame draw:style-name="gr5" draw:text-style-name="P17" svg:width="4.43cm" svg:height="0.53cm" svg:x="5.537cm" svg:y="1.258cm"><draw:text-box><text:p><text:span text:style-name="T16">Project status</text:span></text:p></draw:text-box></draw:frame><draw:frame draw:style-name="gr5" draw:text-style-name="P17" svg:width="3.372cm" svg:height="0.53cm" svg:x="10.315cm" svg:y="1.258cm"><draw:text-box><text:p><text:span text:style-name="T16">Marilyn Smith</text:span></text:p></draw:text-box></draw:frame><draw:frame draw:style-name="gr5" draw:text-style-name="P17" svg:width="2.329cm" svg:height="0.53cm" svg:x="14.109cm" svg:y="1.258cm"><draw:text-box><text:p><text:span text:style-name="T16">yesterday</text:span></text:p></draw:text-box></draw:frame><draw:frame draw:style-name="gr5" draw:text-style-name="P17" svg:width="4.797cm" svg:height="0.53cm" svg:x="5.537cm" svg:y="1.814cm"><draw:text-box><text:p><text:span text:style-name="T16">Upsize your man m...</text:span></text:p></draw:text-box></draw:frame><draw:frame draw:style-name="gr5" draw:text-style-name="P17" svg:width="3.372cm" svg:height="0.53cm" svg:x="10.315cm" svg:y="1.814cm"><draw:text-box><text:p><text:span text:style-name="T16">Pfyzer</text:span></text:p></draw:text-box></draw:frame><draw:frame draw:style-name="gr5" draw:text-style-name="P17" svg:width="1.89cm" svg:height="0.53cm" svg:x="14.109cm" svg:y="1.814cm"><draw:text-box><text:p><text:span text:style-name="T16">today</text:span></text:p></draw:text-box></draw:frame><draw:frame draw:style-name="gr5" draw:text-style-name="P17" svg:width="4.43cm" svg:height="0.53cm" svg:x="5.537cm" svg:y="2.364cm"><draw:text-box><text:p><text:span text:style-name="T16">Accounts enquiry</text:span></text:p></draw:text-box></draw:frame><draw:frame draw:style-name="gr5" draw:text-style-name="P17" svg:width="3.372cm" svg:height="0.53cm" svg:x="10.315cm" svg:y="2.364cm"><draw:text-box><text:p><text:span text:style-name="T16">Joe Bloggs</text:span></text:p></draw:text-box></draw:frame><draw:frame draw:style-name="gr5" draw:text-style-name="P17" svg:width="1.89cm" svg:height="0.53cm" svg:x="14.109cm" svg:y="2.364cm"><draw:text-box><text:p><text:span text:style-name="T16">today</text:span></text:p></draw:text-box></draw:frame><draw:line draw:style-name="gr6" draw:text-style-name="P16" svg:x1="5.357cm" svg:y1="1.184cm" svg:x2="16.602cm" svg:y2="1.184cm"><text:p/></draw:line><draw:rect draw:style-name="gr8" draw:text-style-name="P16" svg:width="10.981cm" svg:height="0.53cm" svg:x="5.491cm" svg:y="1.814cm"><text:p/></draw:rect><draw:rect draw:style-name="gr3" draw:text-style-name="P16" svg:width="4.575cm" svg:height="6.827cm" svg:x="0.52cm" svg:y="0.496cm"><text:p/></draw:rect><draw:line draw:style-name="gr4" draw:text-style-name="P16" svg:x1="1.076cm" svg:y1="1.427cm" svg:x2="1.076cm" svg:y2="6.692cm"><text:p/></draw:line><draw:line draw:style-name="gr4" draw:text-style-name="P16" svg:x1="1.505cm" svg:y1="5.501cm" svg:x2="1.076cm" svg:y2="5.501cm"><text:p/></draw:line><draw:line draw:style-name="gr4" draw:text-style-name="P16" svg:x1="1.505cm" svg:y1="4.311cm" svg:x2="1.076cm" svg:y2="4.311cm"><text:p/></draw:line><draw:line draw:style-name="gr4" draw:text-style-name="P16" svg:x1="1.505cm" svg:y1="3.704cm" svg:x2="1.076cm" svg:y2="3.704cm"><text:p/></draw:line><draw:line draw:style-name="gr4" draw:text-style-name="P16" svg:x1="1.505cm" svg:y1="3.094cm" svg:x2="1.076cm" svg:y2="3.094cm"><text:p/></draw:line><draw:line draw:style-name="gr4" draw:text-style-name="P16" svg:x1="1.505cm" svg:y1="2.487cm" svg:x2="1.076cm" svg:y2="2.487cm"><text:p/></draw:line><draw:line draw:style-name="gr4" draw:text-style-name="P16" svg:x1="1.505cm" svg:y1="1.905cm" svg:x2="1.076cm" svg:y2="1.905cm"><text:p/></draw:line><draw:frame draw:style-name="gr5" draw:text-style-name="P17" svg:width="2.779cm" svg:height="0.53cm" svg:x="1.677cm" svg:y="2.189cm"><draw:text-box><text:p><text:span text:style-name="T16">Sent</text:span></text:p></draw:text-box></draw:frame><draw:frame draw:style-name="gr5" draw:text-style-name="P17" svg:width="2.779cm" svg:height="0.53cm" svg:x="1.677cm" svg:y="2.798cm"><draw:text-box><text:p><text:span text:style-name="T16">Drafts</text:span></text:p></draw:text-box></draw:frame><draw:frame draw:style-name="gr5" draw:text-style-name="P17" svg:width="2.779cm" svg:height="0.53cm" svg:x="1.677cm" svg:y="3.428cm"><draw:text-box><text:p><text:span text:style-name="T16">Trash</text:span></text:p></draw:text-box></draw:frame><draw:frame draw:style-name="gr5" draw:text-style-name="P17" svg:width="2.779cm" svg:height="0.53cm" svg:x="1.677cm" svg:y="4.036cm"><draw:text-box><text:p><text:span text:style-name="T16">admin</text:span></text:p></draw:text-box></draw:frame><draw:frame draw:style-name="gr5" draw:text-style-name="P17" svg:width="3.232cm" svg:height="0.53cm" svg:x="1.677cm" svg:y="4.655cm"><draw:text-box><text:p><text:span text:style-name="T16">learn-</text:span><text:span text:style-name="T17">notspam</text:span></text:p></draw:text-box></draw:frame><draw:line draw:style-name="gr4" draw:text-style-name="P16" svg:x1="1.505cm" svg:y1="4.893cm" svg:x2="1.076cm" svg:y2="4.893cm"><text:p/></draw:line><draw:frame draw:style-name="gr5" draw:text-style-name="P17" svg:width="2.779cm" svg:height="0.53cm" svg:x="1.677cm" svg:y="5.243cm"><draw:text-box><text:p><text:span text:style-name="T16">learn-spam</text:span></text:p></draw:text-box></draw:frame><draw:line draw:style-name="gr4" draw:text-style-name="P16" svg:x1="1.505cm" svg:y1="6.715cm" svg:x2="1.076cm" svg:y2="6.715cm"><text:p/></draw:line><draw:frame draw:style-name="gr5" draw:text-style-name="P17" svg:width="2.779cm" svg:height="0.53cm" svg:x="1.677cm" svg:y="5.825cm"><draw:text-box><text:p><text:span text:style-name="T16">projects</text:span></text:p></draw:text-box></draw:frame><draw:line draw:style-name="gr4" draw:text-style-name="P16" svg:x1="1.505cm" svg:y1="6.105cm" svg:x2="1.076cm" svg:y2="6.105cm"><text:p/></draw:line><draw:frame draw:style-name="gr5" draw:text-style-name="P17" svg:width="2.779cm" svg:height="0.53cm" svg:x="1.677cm" svg:y="6.454cm"><draw:text-box><text:p><text:span text:style-name="T16">spam</text:span></text:p></draw:text-box></draw:frame><draw:frame draw:style-name="gr5" draw:text-style-name="P17" svg:width="2.779cm" svg:height="0.53cm" svg:x="1.677cm" svg:y="1.613cm"><draw:text-box><text:p><text:span text:style-name="T16">Inbox (</text:span><text:span text:style-name="T18">975</text:span><text:span text:style-name="T16">)</text:span></text:p></draw:text-box></draw:frame><draw:frame draw:style-name="gr5" draw:text-style-name="P17" svg:width="4.077cm" svg:height="0.53cm" svg:x="0.809cm" svg:y="0.824cm"><draw:text-box><text:p><text:span text:style-name="T16">My e-mail account</text:span></text:p></draw:text-box></draw:frame><draw:rect draw:style-name="gr9" draw:text-style-name="P16" svg:width="2.574cm" svg:height="0.683cm" svg:x="1.622cm" svg:y="5.163cm"><text:p/></draw:rect><draw:line draw:style-name="gr10" draw:text-style-name="P16" svg:x1="5.387cm" svg:y1="2.364cm" svg:x2="4.196cm" svg:y2="5.502cm"><text:p/></draw:line><draw:rect draw:style-name="gr7" draw:text-style-name="P16" svg:width="2.878cm" svg:height="0.694cm" svg:x="1.605cm" svg:y="1.496cm"><text:p/></draw:rect></draw:g></text:p>
      <text:p text:style-name="P4"><text:span text:style-name="T7">The system will then learn the words </text:span><text:span text:style-name="T8">in the message, which will help it identify future </text:span><text:span text:style-name="T9">spam.</text:span><text:span text:style-name="T7"> <text:s/></text:span><text:span text:style-name="T11">(</text:span><text:span text:style-name="T8">It will then move this message to the </text:span><text:span text:style-name="T4">spam</text:span><text:span text:style-name="T8"> folder </text:span><text:span text:style-name="T12">after a delay</text:span><text:span text:style-name="T8">.</text:span><text:span text:style-name="T11">)</text:span></text:p>
      <text:h text:style-name="P14" text:outline-level="2"><text:span text:style-name="T9">Training the system </text:span><text:span text:style-name="T12">(</text:span><text:span text:style-name="T9">false-</text:span><text:span text:style-name="T12">posi</text:span><text:span text:style-name="T9">tive</text:span><text:span text:style-name="T12">s)</text:span></text:h>
      <text:p text:style-name="P6"><text:span text:style-name="T11">Please check your </text:span><text:span text:style-name="T4">spam</text:span><text:span text:style-name="T8"> folder </text:span><text:span text:style-name="T11">occasionally. <text:s/>You'll see that the system puts spam it has recognised into that folder automatically. <text:s/></text:span></text:p>
      <text:p text:style-name="P5"><text:span text:style-name="T11">However, the message from </text:span>Eric Daniels <text:span text:style-name="T11">is not actually spam. <text:s/></text:span><text:span text:style-name="T9">(This is called a “false-</text:span><text:span text:style-name="T12">posi</text:span><text:span text:style-name="T9">tive” because the system falsely decided that the message was spam.)</text:span></text:p>
      <text:p text:style-name="P3"><draw:g text:anchor-type="paragraph" draw:z-index="0" draw:style-name="gr1"><draw:rect draw:style-name="gr2" draw:text-style-name="P16" svg:width="16.557cm" svg:height="7.488cm" svg:x="0.279cm" svg:y="0.152cm"><text:p/></draw:rect><draw:rect draw:style-name="gr3" draw:text-style-name="P16" svg:width="4.575cm" svg:height="6.827cm" svg:x="0.626cm" svg:y="0.501cm"><text:p/></draw:rect><draw:rect draw:style-name="gr3" draw:text-style-name="P16" svg:width="11.246cm" svg:height="2.488cm" svg:x="5.359cm" svg:y="0.496cm"><text:p/></draw:rect><draw:line draw:style-name="gr4" draw:text-style-name="P16" svg:x1="1.076cm" svg:y1="1.427cm" svg:x2="1.076cm" svg:y2="6.692cm"><text:p/></draw:line><draw:line draw:style-name="gr4" draw:text-style-name="P16" svg:x1="1.505cm" svg:y1="5.501cm" svg:x2="1.076cm" svg:y2="5.501cm"><text:p/></draw:line><draw:line draw:style-name="gr4" draw:text-style-name="P16" svg:x1="1.505cm" svg:y1="4.311cm" svg:x2="1.076cm" svg:y2="4.311cm"><text:p/></draw:line><draw:line draw:style-name="gr4" draw:text-style-name="P16" svg:x1="1.505cm" svg:y1="3.704cm" svg:x2="1.076cm" svg:y2="3.704cm"><text:p/></draw:line><draw:line draw:style-name="gr4" draw:text-style-name="P16" svg:x1="1.505cm" svg:y1="3.094cm" svg:x2="1.076cm" svg:y2="3.094cm"><text:p/></draw:line><draw:line draw:style-name="gr4" draw:text-style-name="P16" svg:x1="1.505cm" svg:y1="2.487cm" svg:x2="1.076cm" svg:y2="2.487cm"><text:p/></draw:line><draw:line draw:style-name="gr4" draw:text-style-name="P16" svg:x1="1.505cm" svg:y1="1.905cm" svg:x2="1.076cm" svg:y2="1.905cm"><text:p/></draw:line><draw:frame draw:style-name="gr5" draw:text-style-name="P17" svg:width="2.779cm" svg:height="0.53cm" svg:x="1.678cm" svg:y="2.189cm"><draw:text-box><text:p><text:span text:style-name="T16">Sent</text:span></text:p></draw:text-box></draw:frame><draw:frame draw:style-name="gr5" draw:text-style-name="P17" svg:width="2.779cm" svg:height="0.53cm" svg:x="1.678cm" svg:y="2.798cm"><draw:text-box><text:p><text:span text:style-name="T16">Drafts</text:span></text:p></draw:text-box></draw:frame><draw:frame draw:style-name="gr5" draw:text-style-name="P17" svg:width="2.779cm" svg:height="0.53cm" svg:x="1.678cm" svg:y="3.428cm"><draw:text-box><text:p><text:span text:style-name="T16">Trash</text:span></text:p></draw:text-box></draw:frame><draw:frame draw:style-name="gr5" draw:text-style-name="P17" svg:width="2.779cm" svg:height="0.53cm" svg:x="1.678cm" svg:y="4.036cm"><draw:text-box><text:p><text:span text:style-name="T16">admin</text:span></text:p></draw:text-box></draw:frame><draw:frame draw:style-name="gr5" draw:text-style-name="P17" svg:width="3.232cm" svg:height="0.53cm" svg:x="1.678cm" svg:y="4.613cm"><draw:text-box><text:p><text:span text:style-name="T16">learn-</text:span><text:span text:style-name="T17">notspam</text:span></text:p></draw:text-box></draw:frame><draw:line draw:style-name="gr4" draw:text-style-name="P16" svg:x1="1.505cm" svg:y1="4.893cm" svg:x2="1.076cm" svg:y2="4.893cm"><text:p/></draw:line><draw:frame draw:style-name="gr5" draw:text-style-name="P17" svg:width="2.779cm" svg:height="0.53cm" svg:x="1.678cm" svg:y="5.243cm"><draw:text-box><text:p><text:span text:style-name="T16">learn-spam</text:span></text:p></draw:text-box></draw:frame><draw:line draw:style-name="gr4" draw:text-style-name="P16" svg:x1="1.505cm" svg:y1="6.715cm" svg:x2="1.076cm" svg:y2="6.715cm"><text:p/></draw:line><draw:frame draw:style-name="gr5" draw:text-style-name="P17" svg:width="2.779cm" svg:height="0.53cm" svg:x="1.678cm" svg:y="5.825cm"><draw:text-box><text:p><text:span text:style-name="T16">projects</text:span></text:p></draw:text-box></draw:frame><draw:line draw:style-name="gr4" draw:text-style-name="P16" svg:x1="1.505cm" svg:y1="6.105cm" svg:x2="1.076cm" svg:y2="6.105cm"><text:p/></draw:line><draw:frame draw:style-name="gr5" draw:text-style-name="P17" svg:width="2.779cm" svg:height="0.53cm" svg:x="1.678cm" svg:y="6.454cm"><draw:text-box><text:p><text:span text:style-name="T16">spam</text:span></text:p></draw:text-box></draw:frame><draw:frame draw:style-name="gr5" draw:text-style-name="P17" svg:width="2.779cm" svg:height="0.53cm" svg:x="1.678cm" svg:y="1.613cm"><draw:text-box><text:p><text:span text:style-name="T16">Inbox (</text:span><text:span text:style-name="T18">975</text:span><text:span text:style-name="T16">)</text:span></text:p></draw:text-box></draw:frame><draw:frame draw:style-name="gr5" draw:text-style-name="P17" svg:width="4.077cm" svg:height="0.53cm" svg:x="0.81cm" svg:y="0.824cm"><draw:text-box><text:p><text:span text:style-name="T16">My e-mail account</text:span></text:p></draw:text-box></draw:frame><draw:rect draw:style-name="gr3" draw:text-style-name="P16" svg:width="11.246cm" svg:height="4.118cm" svg:x="5.359cm" svg:y="3.205cm"><text:p/></draw:rect><draw:frame draw:style-name="gr5" draw:text-style-name="P17" svg:width="4.43cm" svg:height="0.53cm" svg:x="5.537cm" svg:y="0.655cm"><draw:text-box><text:p><text:span text:style-name="T16">Subject</text:span></text:p></draw:text-box></draw:frame><draw:frame draw:style-name="gr5" draw:text-style-name="P17" svg:width="3.372cm" svg:height="0.53cm" svg:x="10.316cm" svg:y="0.655cm"><draw:text-box><text:p><text:span text:style-name="T16">From</text:span></text:p></draw:text-box></draw:frame><draw:frame draw:style-name="gr5" draw:text-style-name="P17" svg:width="1.89cm" svg:height="0.53cm" svg:x="14.11cm" svg:y="0.655cm"><draw:text-box><text:p><text:span text:style-name="T16">Date</text:span></text:p></draw:text-box></draw:frame><draw:frame draw:style-name="gr5" draw:text-style-name="P17" svg:width="4.43cm" svg:height="0.53cm" svg:x="5.537cm" svg:y="1.258cm"><draw:text-box><text:p><text:span text:style-name="T16">look at my photos</text:span></text:p></draw:text-box></draw:frame><draw:frame draw:style-name="gr5" draw:text-style-name="P17" svg:width="3.372cm" svg:height="0.53cm" svg:x="10.316cm" svg:y="1.258cm"><draw:text-box><text:p><text:span text:style-name="T16">Yulenka</text:span></text:p></draw:text-box></draw:frame><draw:frame draw:style-name="gr5" draw:text-style-name="P17" svg:width="2.329cm" svg:height="0.53cm" svg:x="14.11cm" svg:y="1.258cm"><draw:text-box><text:p><text:span text:style-name="T16">Monday</text:span></text:p></draw:text-box></draw:frame><draw:frame draw:style-name="gr5" draw:text-style-name="P17" svg:width="4.797cm" svg:height="0.53cm" svg:x="5.537cm" svg:y="1.814cm"><draw:text-box><text:p><text:span text:style-name="T16">Deposit 100$ and g...</text:span></text:p></draw:text-box></draw:frame><draw:frame draw:style-name="gr5" draw:text-style-name="P17" svg:width="3.372cm" svg:height="0.53cm" svg:x="10.316cm" svg:y="1.814cm"><draw:text-box><text:p><text:span text:style-name="T16">300% Bonus</text:span></text:p></draw:text-box></draw:frame><draw:frame draw:style-name="gr5" draw:text-style-name="P17" svg:width="1.89cm" svg:height="0.53cm" svg:x="14.11cm" svg:y="1.814cm"><draw:text-box><text:p><text:span text:style-name="T16">today</text:span></text:p></draw:text-box></draw:frame><draw:frame draw:style-name="gr5" draw:text-style-name="P17" svg:width="4.43cm" svg:height="0.53cm" svg:x="5.537cm" svg:y="2.364cm"><draw:text-box><text:p><text:span text:style-name="T16">My CV</text:span></text:p></draw:text-box></draw:frame><draw:frame draw:style-name="gr5" draw:text-style-name="P17" svg:width="3.372cm" svg:height="0.53cm" svg:x="10.316cm" svg:y="2.364cm"><draw:text-box><text:p><text:span text:style-name="T16">Eric Daniels</text:span></text:p></draw:text-box></draw:frame><draw:frame draw:style-name="gr5" draw:text-style-name="P17" svg:width="1.89cm" svg:height="0.53cm" svg:x="14.11cm" svg:y="2.364cm"><draw:text-box><text:p><text:span text:style-name="T16">today</text:span></text:p></draw:text-box></draw:frame><draw:line draw:style-name="gr6" draw:text-style-name="P16" svg:x1="5.359cm" svg:y1="1.184cm" svg:x2="16.604cm" svg:y2="1.184cm"><text:p/></draw:line><draw:rect draw:style-name="gr7" draw:text-style-name="P16" svg:width="2.878cm" svg:height="0.694cm" svg:x="1.628cm" svg:y="6.386cm"><text:p/></draw:rect></draw:g></text:p>
      <text:p text:style-name="P4"><text:span text:style-name="T11">To tell the system that messages like this are less likely to be spam,</text:span><text:span text:style-name="T8"> </text:span><text:span text:style-name="T1">drag it to the </text:span><text:span text:style-name="T2">learn-</text:span><text:span text:style-name="T5">not</text:span><text:span text:style-name="T3">sp</text:span><text:span text:style-name="T2">am</text:span><text:span text:style-name="T1"> folder:</text:span></text:p>
      <text:p text:style-name="P10"><draw:g text:anchor-type="paragraph" draw:z-index="3" draw:style-name="gr1"><draw:rect draw:style-name="gr2" draw:text-style-name="P16" svg:width="16.557cm" svg:height="7.488cm" svg:x="0.279cm" svg:y="0.152cm"><text:p/></draw:rect><draw:rect draw:style-name="gr3" draw:text-style-name="P16" svg:width="4.575cm" svg:height="6.827cm" svg:x="0.626cm" svg:y="0.501cm"><text:p/></draw:rect><draw:rect draw:style-name="gr3" draw:text-style-name="P16" svg:width="11.246cm" svg:height="2.488cm" svg:x="5.359cm" svg:y="0.496cm"><text:p/></draw:rect><draw:line draw:style-name="gr4" draw:text-style-name="P16" svg:x1="1.076cm" svg:y1="1.427cm" svg:x2="1.076cm" svg:y2="6.692cm"><text:p/></draw:line><draw:line draw:style-name="gr4" draw:text-style-name="P16" svg:x1="1.505cm" svg:y1="5.501cm" svg:x2="1.076cm" svg:y2="5.501cm"><text:p/></draw:line><draw:line draw:style-name="gr4" draw:text-style-name="P16" svg:x1="1.505cm" svg:y1="4.311cm" svg:x2="1.076cm" svg:y2="4.311cm"><text:p/></draw:line><draw:line draw:style-name="gr4" draw:text-style-name="P16" svg:x1="1.505cm" svg:y1="3.704cm" svg:x2="1.076cm" svg:y2="3.704cm"><text:p/></draw:line><draw:line draw:style-name="gr4" draw:text-style-name="P16" svg:x1="1.505cm" svg:y1="3.094cm" svg:x2="1.076cm" svg:y2="3.094cm"><text:p/></draw:line><draw:line draw:style-name="gr4" draw:text-style-name="P16" svg:x1="1.505cm" svg:y1="2.487cm" svg:x2="1.076cm" svg:y2="2.487cm"><text:p/></draw:line><draw:line draw:style-name="gr4" draw:text-style-name="P16" svg:x1="1.505cm" svg:y1="1.905cm" svg:x2="1.076cm" svg:y2="1.905cm"><text:p/></draw:line><draw:frame draw:style-name="gr5" draw:text-style-name="P17" svg:width="2.779cm" svg:height="0.53cm" svg:x="1.678cm" svg:y="2.189cm"><draw:text-box><text:p><text:span text:style-name="T16">Sent</text:span></text:p></draw:text-box></draw:frame><draw:frame draw:style-name="gr5" draw:text-style-name="P17" svg:width="2.779cm" svg:height="0.53cm" svg:x="1.678cm" svg:y="2.798cm"><draw:text-box><text:p><text:span text:style-name="T16">Drafts</text:span></text:p></draw:text-box></draw:frame><draw:frame draw:style-name="gr5" draw:text-style-name="P17" svg:width="2.779cm" svg:height="0.53cm" svg:x="1.678cm" svg:y="3.428cm"><draw:text-box><text:p><text:span text:style-name="T16">Trash</text:span></text:p></draw:text-box></draw:frame><draw:frame draw:style-name="gr5" draw:text-style-name="P17" svg:width="2.779cm" svg:height="0.53cm" svg:x="1.678cm" svg:y="4.036cm"><draw:text-box><text:p><text:span text:style-name="T16">admin</text:span></text:p></draw:text-box></draw:frame><draw:frame draw:style-name="gr5" draw:text-style-name="P17" svg:width="3.232cm" svg:height="0.53cm" svg:x="1.678cm" svg:y="4.613cm"><draw:text-box><text:p><text:span text:style-name="T16">learn-</text:span><text:span text:style-name="T17">notspam</text:span></text:p></draw:text-box></draw:frame><draw:line draw:style-name="gr4" draw:text-style-name="P16" svg:x1="1.505cm" svg:y1="4.893cm" svg:x2="1.076cm" svg:y2="4.893cm"><text:p/></draw:line><draw:frame draw:style-name="gr5" draw:text-style-name="P17" svg:width="2.779cm" svg:height="0.53cm" svg:x="1.678cm" svg:y="5.243cm"><draw:text-box><text:p><text:span text:style-name="T16">learn-spam</text:span></text:p></draw:text-box></draw:frame><draw:line draw:style-name="gr4" draw:text-style-name="P16" svg:x1="1.505cm" svg:y1="6.715cm" svg:x2="1.076cm" svg:y2="6.715cm"><text:p/></draw:line><draw:frame draw:style-name="gr5" draw:text-style-name="P17" svg:width="2.779cm" svg:height="0.53cm" svg:x="1.678cm" svg:y="5.825cm"><draw:text-box><text:p><text:span text:style-name="T16">projects</text:span></text:p></draw:text-box></draw:frame><draw:line draw:style-name="gr4" draw:text-style-name="P16" svg:x1="1.505cm" svg:y1="6.105cm" svg:x2="1.076cm" svg:y2="6.105cm"><text:p/></draw:line><draw:frame draw:style-name="gr5" draw:text-style-name="P17" svg:width="2.779cm" svg:height="0.53cm" svg:x="1.678cm" svg:y="6.454cm"><draw:text-box><text:p><text:span text:style-name="T16">spam</text:span></text:p></draw:text-box></draw:frame><draw:frame draw:style-name="gr5" draw:text-style-name="P17" svg:width="2.779cm" svg:height="0.53cm" svg:x="1.678cm" svg:y="1.613cm"><draw:text-box><text:p><text:span text:style-name="T16">Inbox (</text:span><text:span text:style-name="T18">975</text:span><text:span text:style-name="T16">)</text:span></text:p></draw:text-box></draw:frame><draw:frame draw:style-name="gr5" draw:text-style-name="P17" svg:width="4.077cm" svg:height="0.53cm" svg:x="0.81cm" svg:y="0.824cm"><draw:text-box><text:p><text:span text:style-name="T16">My e-mail account</text:span></text:p></draw:text-box></draw:frame><draw:rect draw:style-name="gr3" draw:text-style-name="P16" svg:width="11.246cm" svg:height="4.118cm" svg:x="5.359cm" svg:y="3.205cm"><text:p/></draw:rect><draw:frame draw:style-name="gr5" draw:text-style-name="P17" svg:width="4.43cm" svg:height="0.53cm" svg:x="5.537cm" svg:y="0.655cm"><draw:text-box><text:p><text:span text:style-name="T16">Subject</text:span></text:p></draw:text-box></draw:frame><draw:frame draw:style-name="gr5" draw:text-style-name="P17" svg:width="3.372cm" svg:height="0.53cm" svg:x="10.316cm" svg:y="0.655cm"><draw:text-box><text:p><text:span text:style-name="T16">From</text:span></text:p></draw:text-box></draw:frame><draw:frame draw:style-name="gr5" draw:text-style-name="P17" svg:width="1.89cm" svg:height="0.53cm" svg:x="14.11cm" svg:y="0.655cm"><draw:text-box><text:p><text:span text:style-name="T16">Date</text:span></text:p></draw:text-box></draw:frame><draw:frame draw:style-name="gr5" draw:text-style-name="P17" svg:width="4.43cm" svg:height="0.53cm" svg:x="5.537cm" svg:y="1.258cm"><draw:text-box><text:p><text:span text:style-name="T16">look at my photos</text:span></text:p></draw:text-box></draw:frame><draw:frame draw:style-name="gr5" draw:text-style-name="P17" svg:width="3.372cm" svg:height="0.53cm" svg:x="10.316cm" svg:y="1.258cm"><draw:text-box><text:p><text:span text:style-name="T16">Yulenka</text:span></text:p></draw:text-box></draw:frame><draw:frame draw:style-name="gr5" draw:text-style-name="P17" svg:width="2.329cm" svg:height="0.53cm" svg:x="14.11cm" svg:y="1.258cm"><draw:text-box><text:p><text:span text:style-name="T16">Monday</text:span></text:p></draw:text-box></draw:frame><draw:frame draw:style-name="gr5" draw:text-style-name="P17" svg:width="4.797cm" svg:height="0.53cm" svg:x="5.537cm" svg:y="1.814cm"><draw:text-box><text:p><text:span text:style-name="T16">Deposit 100$ and g...</text:span></text:p></draw:text-box></draw:frame><draw:frame draw:style-name="gr5" draw:text-style-name="P17" svg:width="3.372cm" svg:height="0.53cm" svg:x="10.316cm" svg:y="1.814cm"><draw:text-box><text:p><text:span text:style-name="T16">300% Bonus</text:span></text:p></draw:text-box></draw:frame><draw:frame draw:style-name="gr5" draw:text-style-name="P17" svg:width="1.89cm" svg:height="0.53cm" svg:x="14.11cm" svg:y="1.814cm"><draw:text-box><text:p><text:span text:style-name="T16">today</text:span></text:p></draw:text-box></draw:frame><draw:frame draw:style-name="gr5" draw:text-style-name="P17" svg:width="4.43cm" svg:height="0.53cm" svg:x="5.537cm" svg:y="2.364cm"><draw:text-box><text:p><text:span text:style-name="T16">My CV</text:span></text:p></draw:text-box></draw:frame><draw:frame draw:style-name="gr5" draw:text-style-name="P17" svg:width="3.372cm" svg:height="0.53cm" svg:x="10.316cm" svg:y="2.364cm"><draw:text-box><text:p><text:span text:style-name="T16">Eric Daniels</text:span></text:p></draw:text-box></draw:frame><draw:frame draw:style-name="gr5" draw:text-style-name="P17" svg:width="1.89cm" svg:height="0.53cm" svg:x="14.11cm" svg:y="2.364cm"><draw:text-box><text:p><text:span text:style-name="T16">today</text:span></text:p></draw:text-box></draw:frame><draw:line draw:style-name="gr6" draw:text-style-name="P16" svg:x1="5.359cm" svg:y1="1.184cm" svg:x2="16.604cm" svg:y2="1.184cm"><text:p/></draw:line><draw:rect draw:style-name="gr7" draw:text-style-name="P16" svg:width="2.878cm" svg:height="0.694cm" svg:x="1.628cm" svg:y="6.386cm"><text:p/></draw:rect></draw:g><draw:line text:anchor-type="paragraph" draw:z-index="6" draw:style-name="gr13" draw:text-style-name="P16" svg:x1="5.537cm" svg:y1="2.872cm" svg:x2="4.856cm" svg:y2="4.878cm"><text:p/></draw:line><draw:rect text:anchor-type="paragraph" draw:z-index="5" draw:style-name="gr12" draw:text-style-name="P16" svg:width="3.232cm" svg:height="0.683cm" svg:x="1.625cm" svg:y="4.56cm"><text:p/></draw:rect><draw:rect text:anchor-type="paragraph" draw:z-index="4" draw:style-name="gr11" draw:text-style-name="P16" svg:width="10.981cm" svg:height="0.53cm" svg:x="5.537cm" svg:y="2.342cm"><text:p/></draw:rect></text:p>
      <text:p text:style-name="P6"><text:span text:style-name="T7">The system will then learn the words </text:span><text:span text:style-name="T8">in the message, which will help </text:span><text:span text:style-name="T12">stop </text:span><text:span text:style-name="T8">it </text:span><text:span text:style-name="T12">from</text:span><text:span text:style-name="T8"> </text:span><text:span text:style-name="T12">mis-recognising messages as</text:span><text:span text:style-name="T8"> </text:span><text:span text:style-name="T9">spam.</text:span><text:span text:style-name="T7"> <text:s/></text:span><text:span text:style-name="T11">(</text:span><text:span text:style-name="T8">It will then move this message to </text:span><text:span text:style-name="T9">your inbox</text:span><text:span text:style-name="T8">.</text:span><text:span text:style-name="T11">)</text:span></text:p>
      <text:h text:style-name="P13" text:outline-level="2">Questions?</text:h>
      <text:p text:style-name="P7"><text:span text:style-name="T12">Please e-mail </text:span><text:a xlink:type="simple" xlink:href="mailto:support@warpspace.net"><text:span text:style-name="T6">support@warpspace.net</text:span></text:a>.</text:p>
      <text:p text:style-name="P11"><text:line-break/><text:line-break/><text:span text:style-name="T14">©</text:span><text:span text:style-name="T15">2012 </text:span><text:a xlink:type="simple" xlink:href="http://www.warpspace.net/"><text:span text:style-name="T15">Warpspace I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stair Irvine</meta:initial-creator>
    <meta:creation-date>2012-06-07T15:26:04</meta:creation-date>
    <meta:editing-cycles>9</meta:editing-cycles>
    <meta:editing-duration>PT02H09M16S</meta:editing-duration>
    <dc:subject>Warpspace IT Product development</dc:subject>
    <dc:title>Advanced Spam Filtering instructions</dc:title>
    <dc:date>2012-06-07T18:09:25</dc:date>
    <dc:creator>Alastair Irvine</dc:creator>
    <meta:generator>OpenOffice.org/3.2$Linux OpenOffice.org_project/320m19$Build-9505</meta:generator>
    <meta:document-statistic meta:table-count="0" meta:image-count="0" meta:object-count="0" meta:page-count="2" meta:paragraph-count="15" meta:word-count="309" meta:character-count="1832"/>
    <meta:user-defined meta:name="Info 1"/>
    <meta:user-defined meta:name="Info 2"/>
    <meta:user-defined meta:name="Info 3"/>
    <meta:user-defined meta:name="Info 4"/>
  </office:meta>
</office:document-meta>
</file>